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90d72" officeooo:paragraph-rsid="00090d72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90d72" officeooo:paragraph-rsid="00090d72"/>
    </style:style>
    <style:style style:name="P3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4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90d72" officeooo:paragraph-rsid="00090d72"/>
    </style:style>
    <style:style style:name="P5" style:family="paragraph" style:parent-style-name="Text_20_body" style:list-style-name="L1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0ebff7"/>
    </style:style>
    <style:style style:name="P7" style:family="paragraph" style:parent-style-name="Text_20_body" style:list-style-name="L3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8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0afbf3"/>
    </style:style>
    <style:style style:name="P9" style:family="paragraph" style:parent-style-name="Text_20_body" style:list-style-name="L1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90d72" officeooo:paragraph-rsid="00090d72"/>
    </style:style>
    <style:style style:name="P10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90d72" officeooo:paragraph-rsid="00090d72"/>
    </style:style>
    <style:style style:name="P11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afbf3" officeooo:paragraph-rsid="000afbf3"/>
    </style:style>
    <style:style style:name="P12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afbf3" officeooo:paragraph-rsid="000da15c"/>
    </style:style>
    <style:style style:name="P13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b9f28" officeooo:paragraph-rsid="000ebff7"/>
    </style:style>
    <style:style style:name="P14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da15c" officeooo:paragraph-rsid="000da15c"/>
    </style:style>
    <style:style style:name="P15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12469e" officeooo:paragraph-rsid="0012469e"/>
    </style:style>
    <style:style style:name="P16" style:family="paragraph" style:parent-style-name="Text_20_body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132c0f" officeooo:paragraph-rsid="00132c0f"/>
    </style:style>
    <style:style style:name="P17" style:family="paragraph" style:parent-style-name="Text_20_body" style:list-style-name="L3">
      <style:paragraph-properties fo:margin-top="0in" fo:margin-bottom="0.0937in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152703" officeooo:paragraph-rsid="00152703"/>
    </style:style>
    <style:style style:name="P1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0ebff7"/>
    </style:style>
    <style:style style:name="P2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b9f28" officeooo:paragraph-rsid="000ebff7"/>
    </style:style>
    <style:style style:name="T1" style:family="text">
      <style:text-properties officeooo:rsid="000afbf3"/>
    </style:style>
    <style:style style:name="T2" style:family="text">
      <style:text-properties officeooo:rsid="000b9f28"/>
    </style:style>
    <style:style style:name="T3" style:family="text">
      <style:text-properties officeooo:rsid="000d459b"/>
    </style:style>
    <style:style style:name="T4" style:family="text">
      <style:text-properties officeooo:rsid="000da15c"/>
    </style:style>
    <style:style style:name="T5" style:family="text">
      <style:text-properties officeooo:rsid="00132c0f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 have tree different data sources.</text:p>
      <text:list xml:id="list2824341432" text:style-name="L1">
        <text:list-item>
          <text:p text:style-name="P5">Assess the tidiness of the sets</text:p>
        </text:list-item>
        <text:list-item>
          <text:p text:style-name="P5">Assess data quality issues: missing values, types, consistence, duplicates</text:p>
        </text:list-item>
        <text:list-item>
          <text:p text:style-name="P5">Summarize the relevant issues before the cleaning phase</text:p>
        </text:list-item>
        <text:list-item>
          <text:p text:style-name="P9">Do we have missing records</text:p>
        </text:list-item>
      </text:list>
      <text:p text:style-name="P18"/>
      <text:p text:style-name="P11">These are the data quality issues which I identified:</text:p>
      <text:p text:style-name="P14">Quality issues</text:p>
      <text:p text:style-name="P11">1) Data type: the date should be converted to timestamp</text:p>
      <text:p text:style-name="P12"><text:span text:style-name="T4">2</text:span>) The retweeted status of the first dataframe are mostly not available. Therefore <text:s/>the frame need to be merged with the api dataframe</text:p>
      <text:p text:style-name="P14">3)<text:span text:style-name="T1">6 columns of the first dataframe (the archive) contains more than 80 % of null and non available values. These columns need to be filtered out. (in-reply-to-status-id, retweeted-status-id, retweeted-status-timestamp etc…)</text:span></text:p>
      <text:p text:style-name="P14">4)<text:span text:style-name="T2"> Some prediction are not dogs. They need to be either filtered out. Alternatively we should only use the dogs prediction</text:span></text:p>
      <text:p text:style-name="P11"/>
      <text:p text:style-name="P14">Tidiness</text:p>
      <text:p text:style-name="P11"><text:span text:style-name="T4">1</text:span>) The rating numerator and the rating denumerator should be combined in a single column to get insight</text:p>
      <text:p text:style-name="P8"><text:span text:style-name="T4">2) </text:span>The data extracted from the tweeter api are not tidy: <text:span text:style-name="T1">t</text:span>he user column of the api dataframe contains id and id<text:span text:style-name="T3">str and the id should be extracted as int</text:span></text:p>
      <text:p text:style-name="P15">3) The attribute idstr from the api is redundant and only increase the complexity of the final set</text:p>
      <text:p text:style-name="P16">4) The extenden entities column of the api dataframe contains redundant information and is not required for my analysis</text:p>
      <text:p text:style-name="P20"/>
      <text:p text:style-name="P1">Based on the issues:</text:p>
      <text:p text:style-name="P1"/>
      <text:p text:style-name="P2"><text:tab/>I correct the date types of the dataframes.</text:p>
      <text:list xml:id="list2568297238" text:style-name="L3">
        <text:list-item>
          <text:p text:style-name="P7">There is no need to handle missing values since this is going to affect the integrity of the data.</text:p>
        </text:list-item>
        <text:list-item>
          <text:p text:style-name="P7">I create a copy of the three dataframes before starting the cleaning phase.</text:p>
        </text:list-item>
        <text:list-item>
          <text:p text:style-name="P17">I visualized the missing values</text:p>
        </text:list-item>
      </text:list>
      <text:p text:style-name="P3">I have 2356 tweets after the merging of the read csv and the prediction file. I need to choose which attributes to extract from the tweeter api dataframe. </text:p>
      <text:p text:style-name="P4"><text:soft-page-break/>To limit the http requests I <text:span text:style-name="T5">also </text:span>decided to save my dataframes to csv and to reload them each time I restart my analysis.</text:p>
      <text:p text:style-name="P19">Consolidate the data in one or maximal two dataframes</text:p>
      <text:list xml:id="list2453278242" text:style-name="L2">
        <text:list-item>
          <text:p text:style-name="P6">Select the required columns</text:p>
        </text:list-item>
        <text:list-item>
          <text:p text:style-name="P6">Filter the retweets</text:p>
        </text:list-item>
        <text:list-item>
          <text:p text:style-name="P6">Handle the missing values </text:p>
        </text:list-item>
        <text:list-item>
          <text:p text:style-name="P6">The user<text:span text:style-name="T3">Id</text:span> column of the api dataframe contains id and id<text:span text:style-name="T3">str and should be extracted an integer</text:span></text:p>
        </text:list-item>
        <text:list-item>
          <text:p text:style-name="P6">The extended_entities column contains two fields</text:p>
        </text:list-item>
      </text:list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2:04:41.205305176</meta:creation-date>
    <dc:date>2020-02-23T12:14:00.146984622</dc:date>
    <meta:editing-duration>PT16M4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71" meta:character-count="2129" meta:non-whitespace-character-count="1795"/>
  </office:meta>
</office:document-meta>
</file>